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 Condensed" svg:font-family="'DejaVu Serif Condensed'" style:font-adornments="Condense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408" officeooo:paragraph-rsid="0014a40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First_20_line_20_indent">
      <style:text-properties officeooo:paragraph-rsid="00152e96"/>
    </style:style>
    <style:style style:name="P4" style:family="paragraph" style:parent-style-name="First_20_line_20_indent">
      <style:text-properties officeooo:paragraph-rsid="001b6456"/>
    </style:style>
    <style:style style:name="P5" style:family="paragraph" style:parent-style-name="First_20_line_20_indent">
      <style:text-properties officeooo:rsid="002807da" officeooo:paragraph-rsid="002807da"/>
    </style:style>
    <style:style style:name="P6" style:family="paragraph" style:parent-style-name="First_20_line_20_indent">
      <style:text-properties officeooo:rsid="0029c19b" officeooo:paragraph-rsid="0029c19b"/>
    </style:style>
    <style:style style:name="P7" style:family="paragraph" style:parent-style-name="First_20_line_20_indent">
      <style:text-properties officeooo:rsid="002c3881" officeooo:paragraph-rsid="002c3881"/>
    </style:style>
    <style:style style:name="P8" style:family="paragraph" style:parent-style-name="First_20_line_20_indent">
      <style:text-properties officeooo:paragraph-rsid="002dae5e"/>
    </style:style>
    <style:style style:name="P9" style:family="paragraph" style:parent-style-name="First_20_line_20_indent">
      <style:text-properties officeooo:rsid="003036b7" officeooo:paragraph-rsid="003036b7"/>
    </style:style>
    <style:style style:name="P10" style:family="paragraph" style:parent-style-name="First_20_line_20_indent">
      <style:paragraph-properties fo:margin-left="0in" fo:margin-right="0in" fo:text-indent="0in" style:auto-text-indent="false"/>
      <style:text-properties officeooo:rsid="003036b7" officeooo:paragraph-rsid="003036b7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First_20_line_20_indent">
      <style:text-properties officeooo:rsid="002dae5e" officeooo:paragraph-rsid="002dae5e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4a5a5"/>
    </style:style>
    <style:style style:name="T2" style:family="text">
      <style:text-properties officeooo:rsid="001998d5"/>
    </style:style>
    <style:style style:name="T3" style:family="text">
      <style:text-properties officeooo:rsid="001b6456"/>
    </style:style>
    <style:style style:name="T4" style:family="text">
      <style:text-properties officeooo:rsid="002807da"/>
    </style:style>
    <style:style style:name="T5" style:family="text">
      <style:text-properties officeooo:rsid="0029c19b"/>
    </style:style>
    <style:style style:name="T6" style:family="text">
      <style:text-properties officeooo:rsid="002b1ff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cda0a"/>
    </style:style>
    <style:style style:name="T9" style:family="text">
      <style:text-properties officeooo:rsid="0031b913"/>
    </style:style>
    <style:style style:name="T10" style:family="text">
      <style:text-properties officeooo:rsid="002b1ff2" fo:background-color="#fff200" loext:char-shading-value="0"/>
    </style:style>
    <style:style style:name="T11" style:family="text">
      <style:text-properties officeooo:rsid="002b1ff2"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OMS W6156 - Topics in Software Engineering</text:h>
      <text:h text:style-name="P14" text:outline-level="2">Spring 2019</text:h>
      <text:h text:style-name="P14" text:outline-level="2"><text:span text:style-name="T3">Preliminary</text:span> <text:span text:style-name="T4">Project </text:span>Proposal</text:h>
      <text:h text:style-name="P13" text:outline-level="3">Bruno Martins - bm2787</text:h>
      <text:p text:style-name="P2"/>
      <text:p text:style-name="P1"><text:a xlink:type="simple" xlink:href="https://www.rust-lang.org/" text:style-name="Internet_20_link" text:visited-style-name="Visited_20_Internet_20_Link"/></text:p>
      <text:p text:style-name="P3"><text:a xlink:type="simple" xlink:href="https://www.rust-lang.org/" text:style-name="Internet_20_link" text:visited-style-name="Visited_20_Internet_20_Link">Rust</text:a> is a new <text:span text:style-name="T1">(version 1.0 was released in 2015) </text:span>systems programming language developed by Mozilla as a <text:span text:style-name="T2">fast and </text:span>safe alternative to the dominant C and C++ languages. In their words: "Rust is a systems programming language that runs blazingly fast, prevents almost all crashes, and eliminates data races". While most of the language <text:span text:style-name="T2">features </text:span>borrows judiciously from other languages, there is one central <text:span text:style-name="T1">novel </text:span>feature that <text:span text:style-name="T1">seems to be</text:span> unique to Rust: the <text:a xlink:type="simple" xlink:href="https://doc.rust-lang.org/1.8.0/book/references-and-borrowing.html" text:style-name="Internet_20_link" text:visited-style-name="Visited_20_Internet_20_Link"><text:span text:style-name="T1">b</text:span></text:a><text:a xlink:type="simple" xlink:href="https://doc.rust-lang.org/1.8.0/book/references-and-borrowing.html" text:style-name="Internet_20_link" text:visited-style-name="Visited_20_Internet_20_Link">orrow </text:a><text:a xlink:type="simple" xlink:href="https://doc.rust-lang.org/1.8.0/book/references-and-borrowing.html" text:style-name="Internet_20_link" text:visited-style-name="Visited_20_Internet_20_Link"><text:span text:style-name="T1">c</text:span></text:a><text:a xlink:type="simple" xlink:href="https://doc.rust-lang.org/1.8.0/book/references-and-borrowing.html" text:style-name="Internet_20_link" text:visited-style-name="Visited_20_Internet_20_Link">hecker</text:a>. <text:span text:style-name="T1">The borrow checker</text:span> <text:span text:style-name="T7">statically</text:span> evaluates the ownership and the lifetime of all pieces of data in a <text:s/>program to find<text:span text:style-name="T1"> and prevent entire classes of bugs like data races and use-after-free.</text:span></text:p>
      <text:p text:style-name="P4">My <text:span text:style-name="T4">project </text:span>proposal is <text:span text:style-name="T4">to expand on the work I started for my midterm paper to explore more of Rust's features. I will continue to use the EPICS framework as a source of production-quality code.</text:span></text:p>
      <text:p text:style-name="P5">My main goal <text:span text:style-name="T5">is</text:span> to reimplement one of <text:span text:style-name="T5">EPICS' modules, </text:span><text:a xlink:type="simple" xlink:href="https://github.com/epics-base/epics-base/tree/7.0/modules/database/src/ioc/dbStatic" text:style-name="Internet_20_link" text:visited-style-name="Visited_20_Internet_20_Link"><text:span text:style-name="T5">dbStatic</text:span></text:a><text:span text:style-name="T5"> (written in C), into Rust. The dbStatic module is responsible for parsing files in a Domain Specific Language and creating corresponding in-memory objects that will be used during the execution of an EPICS IOC (Input/Output Controller) program. This module is relatively self-contained, has a well-defined purpose and a number of test files that can be used to validate the eventual Rust implementation. It also presents an opportunity to test Rust's claims on having good binary interoperability with C.</text:span></text:p>
      <text:p text:style-name="P6">The final reimplementation should be fully integrated with the EPICS build system and it should <text:s/>be <text:span text:style-name="T8">capable of being</text:span> used as a drop-in replacement for the original dbStatic module.</text:p>
      <text:p text:style-name="P6">This work will help me evaluate Rust more comprehensively, regarding its ease of use and its safety claims. <text:span text:style-name="T6">I will observe if any unknown bug will be revealed by the Rust implementation. I will run a performance comparison between the two implementations, even though I don't expect to see a big difference. I will note any difficulties I will eventually have in porting from C to Rust. If the port turns out to be too easy, I will pick an additional module </text:span><text:span text:style-name="T11">(maybe </text:span><text:a xlink:type="simple" xlink:href="https://github.com/epics-base/epics-base/tree/7.0/modules/libcom/src/iocsh" text:style-name="Internet_20_link" text:visited-style-name="Visited_20_Internet_20_Link"><text:span text:style-name="T11">iocsh</text:span></text:a><text:span text:style-name="T11">, which has a different purpose but also has a clear purpose and is somewhat self contained)</text:span><text:span text:style-name="T6"> to also be reimplemented in Rust.</text:span></text:p>
      <text:p text:style-name="P7">The resulting work (code and report) will be made available on GitHub. A successful demonstration will involve showing two versions of the same program, one from the original C code, one with the Rust reimplementation<text:span text:style-name="T8"> of dbStatic</text:span>, working side by side.</text:p>
      <text:p text:style-name="P12">This work is relevant, in my opinion, because Rust appears to be rising in popularity as a viable C and C++ replacement for systems programs. I am interested in this work because I mostly work with low-level systems and I am always looking for ways of making my programs better.</text:p>
      <text:p text:style-name="P8"/>
      <text:p text:style-name="P9"><text:soft-page-break/>This is an <text:a xlink:type="simple" xlink:href="https://github.com/epics-base/epics-base/blob/7.0/modules/database/test/ioc/db/arrRecord.dbd" text:style-name="Internet_20_link" text:visited-style-name="Visited_20_Internet_20_Link">example</text:a> of a file written in the DSL that dbStatic expects<text:span text:style-name="T9">. While the parser itself might end up being straightforward to write, I believe that the hardest part will be integrating the parser in Rust with the rest of the system.</text:span></text:p>
      <text:p text:style-name="P10"/>
      <text:p text:style-name="Preformatted_20_Text">include "menuGlobal.dbd"</text:p>
      <text:p text:style-name="Preformatted_20_Text">include "menuConvert.dbd"</text:p>
      <text:p text:style-name="Preformatted_20_Text">include "menuScan.dbd"</text:p>
      <text:p text:style-name="Preformatted_20_Text">recordtype(arr) {</text:p>
      <text:p text:style-name="Preformatted_20_Text"><text:s text:c="2"/>include "dbCommon.dbd"</text:p>
      <text:p text:style-name="Preformatted_20_Text"><text:s text:c="2"/>field(VAL, DBF_NOACCESS) {</text:p>
      <text:p text:style-name="Preformatted_20_Text"><text:s text:c="4"/>prompt("Value")</text:p>
      <text:p text:style-name="Preformatted_20_Text"><text:s text:c="4"/>special(SPC_DBADDR)</text:p>
      <text:p text:style-name="Preformatted_20_Text"><text:s text:c="4"/>pp(TRUE)</text:p>
      <text:p text:style-name="Preformatted_20_Text"><text:s text:c="4"/>extra("void *val")</text:p>
      <text:p text:style-name="Preformatted_20_Text"><text:s text:c="2"/>}</text:p>
      <text:p text:style-name="Preformatted_20_Text"><text:s text:c="2"/>field(NELM, DBF_ULONG) {</text:p>
      <text:p text:style-name="Preformatted_20_Text"><text:s text:c="4"/>prompt("Number of Elements")</text:p>
      <text:p text:style-name="Preformatted_20_Text"><text:s text:c="4"/>special(SPC_NOMOD)</text:p>
      <text:p text:style-name="Preformatted_20_Text"><text:s text:c="4"/>initial("1")</text:p>
      <text:p text:style-name="Preformatted_20_Text"><text:s text:c="2"/>}</text:p>
      <text:p text:style-name="Preformatted_20_Text"><text:s text:c="2"/>field(FTVL, DBF_MENU) {</text:p>
      <text:p text:style-name="Preformatted_20_Text"><text:s text:c="4"/>prompt("Field Type of Value")</text:p>
      <text:p text:style-name="Preformatted_20_Text"><text:s text:c="4"/>special(SPC_NOMOD)</text:p>
      <text:p text:style-name="Preformatted_20_Text"><text:s text:c="4"/>menu(menuFtype)</text:p>
      <text:p text:style-name="Preformatted_20_Text"><text:s text:c="2"/>}</text:p>
      <text:p text:style-name="Preformatted_20_Text"><text:s text:c="2"/>field(NORD, DBF_ULONG) {</text:p>
      <text:p text:style-name="Preformatted_20_Text"><text:s text:c="4"/>prompt("Number elements read")</text:p>
      <text:p text:style-name="Preformatted_20_Text"><text:s text:c="4"/>special(SPC_NOMOD)</text:p>
      <text:p text:style-name="Preformatted_20_Text"><text:s text:c="2"/>}</text:p>
      <text:p text:style-name="Preformatted_20_Text"><text:s text:c="2"/>field(OFF, DBF_ULONG) {</text:p>
      <text:p text:style-name="Preformatted_20_Text"><text:s text:c="4"/>prompt("Offset into array")</text:p>
      <text:p text:style-name="Preformatted_20_Text"><text:s text:c="2"/>}</text:p>
      <text:p text:style-name="Preformatted_20_Text"><text:s text:c="2"/>field(BPTR, DBF_NOACCESS) {</text:p>
      <text:p text:style-name="Preformatted_20_Text"><text:s text:c="4"/>prompt("Buffer Pointer")</text:p>
      <text:p text:style-name="Preformatted_20_Text"><text:s text:c="4"/>special(SPC_NOMOD)</text:p>
      <text:p text:style-name="Preformatted_20_Text"><text:s text:c="4"/>extra("void *bptr")</text:p>
      <text:p text:style-name="Preformatted_20_Text"><text:s text:c="2"/>}</text:p>
      <text:p text:style-name="Preformatted_20_Text"><text:s text:c="2"/>field(INP, DBF_INLINK) {</text:p>
      <text:p text:style-name="Preformatted_20_Text"><text:s text:c="4"/>prompt("Input Link")</text:p>
      <text:p text:style-name="Preformatted_20_Text"><text:s text:c="2"/>}</text:p>
      <text:p text:style-name="Preformatted_20_Text"><text:s text:c="2"/>field(CLBK, DBF_NOACCESS) {</text:p>
      <text:p text:style-name="Preformatted_20_Text"><text:s text:c="4"/>prompt("Processing callback")</text:p>
      <text:p text:style-name="Preformatted_20_Text"><text:s text:c="4"/>special(SPC_NOMOD)</text:p>
      <text:p text:style-name="Preformatted_20_Text"><text:s text:c="4"/>extra("void (*clbk)(struct arrRecord*)")</text:p>
      <text:p text:style-name="Preformatted_20_Text"><text:s text:c="2"/>}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 Condensed" svg:font-family="'DejaVu Serif Condensed'" style:font-adornments="Condense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DejaVu Serif Condensed" fo:font-family="'DejaVu Serif Condensed'" style:font-style-name="Condensed" style:font-family-generic="roman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.2665in" fo:margin-right="0in" fo:margin-top="0in" fo:margin-bottom="0in" loext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0:38:53.588505416</meta:creation-date>
    <meta:generator>LibreOffice/6.0.7.3$Linux_X86_64 LibreOffice_project/00m0$Build-3</meta:generator>
    <dc:date>2019-04-02T22:03:46.147275185</dc:date>
    <meta:editing-duration>PT31M57S</meta:editing-duration>
    <meta:editing-cycles>17</meta:editing-cycles>
    <meta:document-statistic meta:table-count="0" meta:image-count="0" meta:object-count="0" meta:page-count="2" meta:paragraph-count="54" meta:word-count="597" meta:character-count="3921" meta:non-whitespace-character-count="3262"/>
    <meta:user-defined meta:name="ZOTERO_PREF_1">&lt;data data-version="3" zotero-version="5.0.60"&gt;&lt;session id="bd8v7HvP"/&gt;&lt;style id="http://www.zotero.org/styles/ieee" locale="en-US" hasBibliography="1" bibliographyStyleHasBeenSet="1"/&gt;&lt;prefs&gt;&lt;pref name="fieldType" value="ReferenceMark"/&gt;&lt;pref name="autom</meta:user-defined>
    <meta:user-defined meta:name="ZOTERO_PREF_2">aticJournalAbbreviations" value="true"/&gt;&lt;/prefs&gt;&lt;/data&gt;</meta:user-defined>
  </office:meta>
</office:document-meta>
</file>